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ssrate-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332074</text:p>
          </table:table-cell>
          <table:table-cell table:number-columns-repeated="3"/>
          <table:table-cell office:value-type="string" calcext:value-type="string">
            <text:p>0.332389</text:p>
          </table:table-cell>
          <table:table-cell table:number-columns-repeated="3"/>
          <table:table-cell office:value-type="string" calcext:value-type="string">
            <text:p>0.334626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832352" calcext:value-type="float">
            <text:p>120832352</text:p>
          </table:table-cell>
          <table:table-cell table:formula="of:=([.A4]/[.B4])*100" office:value-type="float" office:value="0.00157242656337601" calcext:value-type="float">
            <text:p>0,001572426563376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120833090" calcext:value-type="float">
            <text:p>120833090</text:p>
          </table:table-cell>
          <table:table-cell table:formula="of:=([.E4]/[.F4])*100" office:value-type="float" office:value="0.00182152090954556" calcext:value-type="float">
            <text:p>0,001821520909546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120831822" calcext:value-type="float">
            <text:p>120831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5]/[.F5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.328811</text:p>
          </table:table-cell>
          <table:table-cell table:number-columns-repeated="3"/>
          <table:table-cell office:value-type="string" calcext:value-type="string">
            <text:p>0.321528</text:p>
          </table:table-cell>
          <table:table-cell/>
          <table:table-cell table:formula="of:=([.E6]/[.F6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26000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0831578" calcext:value-type="float">
            <text:p>120831578</text:p>
          </table:table-cell>
          <table:table-cell table:formula="of:=([.A7]/[.B7])*100" office:value-type="float" office:value="0.00169574877189802" calcext:value-type="float">
            <text:p>0,001695748771898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20833110" calcext:value-type="float">
            <text:p>120833110</text:p>
          </table:table-cell>
          <table:table-cell table:formula="of:=([.E7]/[.F7])*100" office:value-type="float" office:value="0.00165352029754096" calcext:value-type="float">
            <text:p>0,00165352029754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120831858" calcext:value-type="float">
            <text:p>120831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8]/[.F8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.245980</text:p>
          </table:table-cell>
          <table:table-cell table:number-columns-repeated="3"/>
          <table:table-cell office:value-type="string" calcext:value-type="string">
            <text:p>0.331756</text:p>
          </table:table-cell>
          <table:table-cell/>
          <table:table-cell table:formula="of:=([.E9]/[.F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3828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0830476" calcext:value-type="float">
            <text:p>120830476</text:p>
          </table:table-cell>
          <table:table-cell table:formula="of:=([.A10]/[.B10])*100" office:value-type="float" office:value="0.0016717636699536" calcext:value-type="float">
            <text:p>0,0016717636699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120832018" calcext:value-type="float">
            <text:p>120832018</text:p>
          </table:table-cell>
          <table:table-cell table:formula="of:=([.E10]/[.F10])*100" office:value-type="float" office:value="0.00151284405429693" calcext:value-type="float">
            <text:p>0,001512844054297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20832318" calcext:value-type="float">
            <text:p>120832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11]/[.F11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.330921</text:p>
          </table:table-cell>
          <table:table-cell table:number-columns-repeated="3"/>
          <table:table-cell office:value-type="string" calcext:value-type="string">
            <text:p>0.329670</text:p>
          </table:table-cell>
          <table:table-cell/>
          <table:table-cell table:formula="of:=([.E12]/[.F12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32017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0842037" calcext:value-type="float">
            <text:p>120842037</text:p>
          </table:table-cell>
          <table:table-cell table:formula="of:=([.A13]/[.B13])*100" office:value-type="float" office:value="0.00157395559295314" calcext:value-type="float">
            <text:p>0,001573955592953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120842813" calcext:value-type="float">
            <text:p>120842813</text:p>
          </table:table-cell>
          <table:table-cell table:formula="of:=([.E13]/[.F13])*100" office:value-type="float" office:value="0.00155077488969079" calcext:value-type="float">
            <text:p>0,001550774889691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20842957" calcext:value-type="float">
            <text:p>1208429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14]/[.F14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.341444</text:p>
          </table:table-cell>
          <table:table-cell table:number-columns-repeated="3"/>
          <table:table-cell office:value-type="string" calcext:value-type="string">
            <text:p>0.345978</text:p>
          </table:table-cell>
          <table:table-cell/>
          <table:table-cell table:formula="of:=([.E15]/[.F1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25947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0864623" calcext:value-type="float">
            <text:p>120864623</text:p>
          </table:table-cell>
          <table:table-cell table:formula="of:=([.A16]/[.B16])*100" office:value-type="float" office:value="0.00163571436449192" calcext:value-type="float">
            <text:p>0,001635714364492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float" office:value="120864867" calcext:value-type="float">
            <text:p>120864867</text:p>
          </table:table-cell>
          <table:table-cell table:formula="of:=([.E16]/[.F16])*100" office:value-type="float" office:value="0.00158275936381083" calcext:value-type="float">
            <text:p>0,001582759363811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120862295" calcext:value-type="float">
            <text:p>120862295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  <table:table-cell table:formula="of:=([.E17]/[.F1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18]/[.F18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714951</text:p>
          </table:table-cell>
          <table:table-cell table:number-columns-repeated="3"/>
          <table:table-cell office:value-type="string" calcext:value-type="string">
            <text:p>19.681823</text:p>
          </table:table-cell>
          <table:table-cell/>
          <table:table-cell table:formula="of:=([.E19]/[.F1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668727</text:p>
          </table:table-cell>
          <table:table-cell/>
        </table:table-row>
        <table:table-row table:style-name="ro1">
          <table:table-cell office:value-type="float" office:value="143124" calcext:value-type="float">
            <text:p>143124</text:p>
          </table:table-cell>
          <table:table-cell office:value-type="float" office:value="170455233" calcext:value-type="float">
            <text:p>170455233</text:p>
          </table:table-cell>
          <table:table-cell table:formula="of:=([.A20]/[.B20])*100" office:value-type="float" office:value="0.0839657413157858" calcext:value-type="float">
            <text:p>0,083965741315786</text:p>
          </table:table-cell>
          <table:table-cell/>
          <table:table-cell office:value-type="float" office:value="141888" calcext:value-type="float">
            <text:p>141888</text:p>
          </table:table-cell>
          <table:table-cell office:value-type="float" office:value="170456352" calcext:value-type="float">
            <text:p>170456352</text:p>
          </table:table-cell>
          <table:table-cell table:formula="of:=([.E20]/[.F20])*100" office:value-type="float" office:value="0.0832400777883596" calcext:value-type="float">
            <text:p>0,08324007778836</text:p>
          </table:table-cell>
          <table:table-cell/>
          <table:table-cell office:value-type="float" office:value="141925" calcext:value-type="float">
            <text:p>141925</text:p>
          </table:table-cell>
          <table:table-cell office:value-type="float" office:value="170455504" calcext:value-type="float">
            <text:p>170455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21]/[.F21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.575849</text:p>
          </table:table-cell>
          <table:table-cell table:number-columns-repeated="3"/>
          <table:table-cell office:value-type="string" calcext:value-type="string">
            <text:p>19.536876</text:p>
          </table:table-cell>
          <table:table-cell/>
          <table:table-cell table:formula="of:=([.E22]/[.F22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560990</text:p>
          </table:table-cell>
          <table:table-cell/>
        </table:table-row>
        <table:table-row table:style-name="ro1">
          <table:table-cell office:value-type="float" office:value="137249" calcext:value-type="float">
            <text:p>137249</text:p>
          </table:table-cell>
          <table:table-cell office:value-type="float" office:value="170456063" calcext:value-type="float">
            <text:p>170456063</text:p>
          </table:table-cell>
          <table:table-cell table:formula="of:=([.A23]/[.B23])*100" office:value-type="float" office:value="0.0805186964807465" calcext:value-type="float">
            <text:p>0,080518696480747</text:p>
          </table:table-cell>
          <table:table-cell/>
          <table:table-cell office:value-type="float" office:value="137443" calcext:value-type="float">
            <text:p>137443</text:p>
          </table:table-cell>
          <table:table-cell office:value-type="float" office:value="170455620" calcext:value-type="float">
            <text:p>170455620</text:p>
          </table:table-cell>
          <table:table-cell table:formula="of:=([.E23]/[.F23])*100" office:value-type="float" office:value="0.0806327183580101" calcext:value-type="float">
            <text:p>0,08063271835801</text:p>
          </table:table-cell>
          <table:table-cell/>
          <table:table-cell office:value-type="float" office:value="137167" calcext:value-type="float">
            <text:p>137167</text:p>
          </table:table-cell>
          <table:table-cell office:value-type="float" office:value="170457781" calcext:value-type="float">
            <text:p>170457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24]/[.F24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.144657</text:p>
          </table:table-cell>
          <table:table-cell table:number-columns-repeated="3"/>
          <table:table-cell office:value-type="string" calcext:value-type="string">
            <text:p>20.129779</text:p>
          </table:table-cell>
          <table:table-cell/>
          <table:table-cell table:formula="of:=([.E25]/[.F2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20.223750</text:p>
          </table:table-cell>
          <table:table-cell/>
        </table:table-row>
        <table:table-row table:style-name="ro1">
          <table:table-cell office:value-type="float" office:value="293506" calcext:value-type="float">
            <text:p>293506</text:p>
          </table:table-cell>
          <table:table-cell office:value-type="float" office:value="170456666" calcext:value-type="float">
            <text:p>170456666</text:p>
          </table:table-cell>
          <table:table-cell table:formula="of:=([.A26]/[.B26])*100" office:value-type="float" office:value="0.172188044555559" calcext:value-type="float">
            <text:p>0,172188044555559</text:p>
          </table:table-cell>
          <table:table-cell/>
          <table:table-cell office:value-type="float" office:value="286850" calcext:value-type="float">
            <text:p>286850</text:p>
          </table:table-cell>
          <table:table-cell office:value-type="float" office:value="170456699" calcext:value-type="float">
            <text:p>170456699</text:p>
          </table:table-cell>
          <table:table-cell table:formula="of:=([.E26]/[.F26])*100" office:value-type="float" office:value="0.168283207220856" calcext:value-type="float">
            <text:p>0,168283207220856</text:p>
          </table:table-cell>
          <table:table-cell/>
          <table:table-cell office:value-type="float" office:value="298447" calcext:value-type="float">
            <text:p>298447</text:p>
          </table:table-cell>
          <table:table-cell office:value-type="float" office:value="170455901" calcext:value-type="float">
            <text:p>170455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27]/[.F27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9.620126</text:p>
          </table:table-cell>
          <table:table-cell table:number-columns-repeated="3"/>
          <table:table-cell office:value-type="string" calcext:value-type="string">
            <text:p>19.604118</text:p>
          </table:table-cell>
          <table:table-cell/>
          <table:table-cell table:formula="of:=([.E28]/[.F28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584854</text:p>
          </table:table-cell>
          <table:table-cell/>
        </table:table-row>
        <table:table-row table:style-name="ro1">
          <table:table-cell office:value-type="float" office:value="138203" calcext:value-type="float">
            <text:p>138203</text:p>
          </table:table-cell>
          <table:table-cell office:value-type="float" office:value="170635298" calcext:value-type="float">
            <text:p>170635298</text:p>
          </table:table-cell>
          <table:table-cell table:formula="of:=([.A29]/[.B29])*100" office:value-type="float" office:value="0.0809932069272092" calcext:value-type="float">
            <text:p>0,080993206927209</text:p>
          </table:table-cell>
          <table:table-cell/>
          <table:table-cell office:value-type="float" office:value="137861" calcext:value-type="float">
            <text:p>137861</text:p>
          </table:table-cell>
          <table:table-cell office:value-type="float" office:value="170634542" calcext:value-type="float">
            <text:p>170634542</text:p>
          </table:table-cell>
          <table:table-cell table:formula="of:=([.E29]/[.F29])*100" office:value-type="float" office:value="0.0807931374176279" calcext:value-type="float">
            <text:p>0,080793137417628</text:p>
          </table:table-cell>
          <table:table-cell/>
          <table:table-cell office:value-type="float" office:value="138235" calcext:value-type="float">
            <text:p>138235</text:p>
          </table:table-cell>
          <table:table-cell office:value-type="float" office:value="170636076" calcext:value-type="float">
            <text:p>170636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30]/[.F30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.719808</text:p>
          </table:table-cell>
          <table:table-cell table:number-columns-repeated="3"/>
          <table:table-cell office:value-type="string" calcext:value-type="string">
            <text:p>19.724371</text:p>
          </table:table-cell>
          <table:table-cell/>
          <table:table-cell table:formula="of:=([.E31]/[.F3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715412</text:p>
          </table:table-cell>
          <table:table-cell/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70995171" calcext:value-type="float">
            <text:p>170995171</text:p>
          </table:table-cell>
          <table:table-cell table:formula="of:=([.A32]/[.B32])*100" office:value-type="float" office:value="0.0827029203064454" calcext:value-type="float">
            <text:p>0,082702920306445</text:p>
          </table:table-cell>
          <table:table-cell/>
          <table:table-cell office:value-type="float" office:value="140491" calcext:value-type="float">
            <text:p>140491</text:p>
          </table:table-cell>
          <table:table-cell office:value-type="float" office:value="170994009" calcext:value-type="float">
            <text:p>170994009</text:p>
          </table:table-cell>
          <table:table-cell table:formula="of:=([.E32]/[.F32])*100" office:value-type="float" office:value="0.0821613580625506" calcext:value-type="float">
            <text:p>0,082161358062551</text:p>
          </table:table-cell>
          <table:table-cell/>
          <table:table-cell office:value-type="float" office:value="140453" calcext:value-type="float">
            <text:p>140453</text:p>
          </table:table-cell>
          <table:table-cell office:value-type="float" office:value="170994333" calcext:value-type="float">
            <text:p>170994333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  <table:table-cell table:formula="of:=([.E33]/[.F33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34]/[.F34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370.240493</text:p>
          </table:table-cell>
          <table:table-cell table:number-columns-repeated="3"/>
          <table:table-cell office:value-type="string" calcext:value-type="string">
            <text:p>9412.470889</text:p>
          </table:table-cell>
          <table:table-cell/>
          <table:table-cell table:formula="of:=([.E35]/[.F3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1464.447874</text:p>
          </table:table-cell>
          <table:table-cell/>
        </table:table-row>
        <table:table-row table:style-name="ro1">
          <table:table-cell office:value-type="float" office:value="1411801954" calcext:value-type="float">
            <text:p>1411801954</text:p>
          </table:table-cell>
          <table:table-cell office:value-type="float" office:value="25896057953" calcext:value-type="float">
            <text:p>25896057953</text:p>
          </table:table-cell>
          <table:table-cell table:formula="of:=([.A36]/[.B36])*100" office:value-type="float" office:value="5.45180257382165" calcext:value-type="float">
            <text:p>5,45180257382165</text:p>
          </table:table-cell>
          <table:table-cell/>
          <table:table-cell office:value-type="float" office:value="1411985293" calcext:value-type="float">
            <text:p>1411985293</text:p>
          </table:table-cell>
          <table:table-cell office:value-type="float" office:value="25896060150" calcext:value-type="float">
            <text:p>25896060150</text:p>
          </table:table-cell>
          <table:table-cell table:formula="of:=([.E36]/[.F36])*100" office:value-type="float" office:value="5.45251009157855" calcext:value-type="float">
            <text:p>5,45251009157855</text:p>
          </table:table-cell>
          <table:table-cell/>
          <table:table-cell office:value-type="float" office:value="1410591222" calcext:value-type="float">
            <text:p>1410591222</text:p>
          </table:table-cell>
          <table:table-cell office:value-type="float" office:value="25896315706" calcext:value-type="float">
            <text:p>25896315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37]/[.F37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503.616618</text:p>
          </table:table-cell>
          <table:table-cell table:number-columns-repeated="3"/>
          <table:table-cell office:value-type="string" calcext:value-type="string">
            <text:p>7480.611413</text:p>
          </table:table-cell>
          <table:table-cell/>
          <table:table-cell table:formula="of:=([.E38]/[.F38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901.728698</text:p>
          </table:table-cell>
          <table:table-cell/>
        </table:table-row>
        <table:table-row table:style-name="ro1">
          <table:table-cell office:value-type="float" office:value="67755045" calcext:value-type="float">
            <text:p>67755045</text:p>
          </table:table-cell>
          <table:table-cell office:value-type="float" office:value="25895701132" calcext:value-type="float">
            <text:p>25895701132</text:p>
          </table:table-cell>
          <table:table-cell table:formula="of:=([.A39]/[.B39])*100" office:value-type="float" office:value="0.261645918195562" calcext:value-type="float">
            <text:p>0,261645918195562</text:p>
          </table:table-cell>
          <table:table-cell/>
          <table:table-cell office:value-type="float" office:value="67735458" calcext:value-type="float">
            <text:p>67735458</text:p>
          </table:table-cell>
          <table:table-cell office:value-type="float" office:value="25895621559" calcext:value-type="float">
            <text:p>25895621559</text:p>
          </table:table-cell>
          <table:table-cell table:formula="of:=([.E39]/[.F39])*100" office:value-type="float" office:value="0.261571083921168" calcext:value-type="float">
            <text:p>0,261571083921168</text:p>
          </table:table-cell>
          <table:table-cell/>
          <table:table-cell office:value-type="float" office:value="67729959" calcext:value-type="float">
            <text:p>67729959</text:p>
          </table:table-cell>
          <table:table-cell office:value-type="float" office:value="25895757883" calcext:value-type="float">
            <text:p>25895757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40]/[.F40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5658.676177</text:p>
          </table:table-cell>
          <table:table-cell table:number-columns-repeated="3"/>
          <table:table-cell office:value-type="string" calcext:value-type="string">
            <text:p>15916.480471</text:p>
          </table:table-cell>
          <table:table-cell/>
          <table:table-cell table:formula="of:=([.E41]/[.F4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5689.282418</text:p>
          </table:table-cell>
          <table:table-cell/>
        </table:table-row>
        <table:table-row table:style-name="ro1">
          <table:table-cell office:value-type="float" office:value="2698169628" calcext:value-type="float">
            <text:p>2698169628</text:p>
          </table:table-cell>
          <table:table-cell office:value-type="float" office:value="25896669907" calcext:value-type="float">
            <text:p>25896669907</text:p>
          </table:table-cell>
          <table:table-cell table:formula="of:=([.A42]/[.B42])*100" office:value-type="float" office:value="10.4189829722882" calcext:value-type="float">
            <text:p>10,4189829722882</text:p>
          </table:table-cell>
          <table:table-cell/>
          <table:table-cell office:value-type="float" office:value="2697729501" calcext:value-type="float">
            <text:p>2697729501</text:p>
          </table:table-cell>
          <table:table-cell office:value-type="float" office:value="25896667391" calcext:value-type="float">
            <text:p>25896667391</text:p>
          </table:table-cell>
          <table:table-cell table:formula="of:=([.E42]/[.F42])*100" office:value-type="float" office:value="10.417284433817" calcext:value-type="float">
            <text:p>10,417284433817</text:p>
          </table:table-cell>
          <table:table-cell/>
          <table:table-cell office:value-type="float" office:value="2697161585" calcext:value-type="float">
            <text:p>2697161585</text:p>
          </table:table-cell>
          <table:table-cell office:value-type="float" office:value="25896632497" calcext:value-type="float">
            <text:p>25896632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43]/[.F43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515.040232</text:p>
          </table:table-cell>
          <table:table-cell table:number-columns-repeated="3"/>
          <table:table-cell office:value-type="string" calcext:value-type="string">
            <text:p>7653.763079</text:p>
          </table:table-cell>
          <table:table-cell/>
          <table:table-cell table:formula="of:=([.E44]/[.F44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8171.172325</text:p>
          </table:table-cell>
          <table:table-cell/>
        </table:table-row>
        <table:table-row table:style-name="ro1">
          <table:table-cell office:value-type="float" office:value="68290318" calcext:value-type="float">
            <text:p>68290318</text:p>
          </table:table-cell>
          <table:table-cell office:value-type="float" office:value="25907151949" calcext:value-type="float">
            <text:p>25907151949</text:p>
          </table:table-cell>
          <table:table-cell table:formula="of:=([.A45]/[.B45])*100" office:value-type="float" office:value="0.263596392742954" calcext:value-type="float">
            <text:p>0,263596392742954</text:p>
          </table:table-cell>
          <table:table-cell/>
          <table:table-cell office:value-type="float" office:value="68298154" calcext:value-type="float">
            <text:p>68298154</text:p>
          </table:table-cell>
          <table:table-cell office:value-type="float" office:value="25907141536" calcext:value-type="float">
            <text:p>25907141536</text:p>
          </table:table-cell>
          <table:table-cell table:formula="of:=([.E45]/[.F45])*100" office:value-type="float" office:value="0.263626745177944" calcext:value-type="float">
            <text:p>0,263626745177944</text:p>
          </table:table-cell>
          <table:table-cell/>
          <table:table-cell office:value-type="float" office:value="68302436" calcext:value-type="float">
            <text:p>68302436</text:p>
          </table:table-cell>
          <table:table-cell office:value-type="float" office:value="25907174610" calcext:value-type="float">
            <text:p>259071746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46]/[.F46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469.059171</text:p>
          </table:table-cell>
          <table:table-cell table:number-columns-repeated="3"/>
          <table:table-cell office:value-type="string" calcext:value-type="string">
            <text:p>7542.245927</text:p>
          </table:table-cell>
          <table:table-cell/>
          <table:table-cell table:formula="of:=([.E47]/[.F4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560.501285</text:p>
          </table:table-cell>
          <table:table-cell/>
        </table:table-row>
        <table:table-row table:style-name="ro1">
          <table:table-cell office:value-type="float" office:value="69452176" calcext:value-type="float">
            <text:p>69452176</text:p>
          </table:table-cell>
          <table:table-cell office:value-type="float" office:value="25930210152" calcext:value-type="float">
            <text:p>25930210152</text:p>
          </table:table-cell>
          <table:table-cell table:formula="of:=([.A48]/[.B48])*100" office:value-type="float" office:value="0.267842703907446" calcext:value-type="float">
            <text:p>0,267842703907446</text:p>
          </table:table-cell>
          <table:table-cell/>
          <table:table-cell office:value-type="float" office:value="69451577" calcext:value-type="float">
            <text:p>69451577</text:p>
          </table:table-cell>
          <table:table-cell office:value-type="float" office:value="25930217866" calcext:value-type="float">
            <text:p>25930217866</text:p>
          </table:table-cell>
          <table:table-cell table:formula="of:=([.E48]/[.F48])*100" office:value-type="float" office:value="0.267840314180567" calcext:value-type="float">
            <text:p>0,267840314180567</text:p>
          </table:table-cell>
          <table:table-cell/>
          <table:table-cell office:value-type="float" office:value="69449375" calcext:value-type="float">
            <text:p>69449375</text:p>
          </table:table-cell>
          <table:table-cell office:value-type="float" office:value="25930195910" calcext:value-type="float">
            <text:p>25930195910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  <table:table-cell table:formula="of:=([.E49]/[.F4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50]/[.F50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3338.098962</text:p>
          </table:table-cell>
          <table:table-cell table:number-columns-repeated="3"/>
          <table:table-cell office:value-type="string" calcext:value-type="string">
            <text:p>84006.648308</text:p>
          </table:table-cell>
          <table:table-cell/>
          <table:table-cell table:formula="of:=([.E51]/[.F5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87924.911356</text:p>
          </table:table-cell>
          <table:table-cell/>
        </table:table-row>
        <table:table-row table:style-name="ro1">
          <table:table-cell office:value-type="float" office:value="12390038175" calcext:value-type="float">
            <text:p>12390038175</text:p>
          </table:table-cell>
          <table:table-cell office:value-type="float" office:value="206297671424" calcext:value-type="float">
            <text:p>206297671424</text:p>
          </table:table-cell>
          <table:table-cell table:formula="of:=([.A52]/[.B52])*100" office:value-type="float" office:value="6.00590306690131" calcext:value-type="float">
            <text:p>6,00590306690131</text:p>
          </table:table-cell>
          <table:table-cell/>
          <table:table-cell office:value-type="float" office:value="12389037873" calcext:value-type="float">
            <text:p>12389037873</text:p>
          </table:table-cell>
          <table:table-cell office:value-type="float" office:value="206308049042" calcext:value-type="float">
            <text:p>206308049042</text:p>
          </table:table-cell>
          <table:table-cell table:formula="of:=([.E52]/[.F52])*100" office:value-type="float" office:value="6.00511610212448" calcext:value-type="float">
            <text:p>6,00511610212448</text:p>
          </table:table-cell>
          <table:table-cell/>
          <table:table-cell office:value-type="float" office:value="12396161126" calcext:value-type="float">
            <text:p>12396161126</text:p>
          </table:table-cell>
          <table:table-cell office:value-type="float" office:value="206299441790" calcext:value-type="float">
            <text:p>2062994417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53]/[.F53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9980.030915</text:p>
          </table:table-cell>
          <table:table-cell table:number-columns-repeated="3"/>
          <table:table-cell office:value-type="string" calcext:value-type="string">
            <text:p>59993.561079</text:p>
          </table:table-cell>
          <table:table-cell/>
          <table:table-cell table:formula="of:=([.E54]/[.F54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59722.952138</text:p>
          </table:table-cell>
          <table:table-cell/>
        </table:table-row>
        <table:table-row table:style-name="ro1">
          <table:table-cell office:value-type="float" office:value="542815636" calcext:value-type="float">
            <text:p>542815636</text:p>
          </table:table-cell>
          <table:table-cell office:value-type="float" office:value="206304257135" calcext:value-type="float">
            <text:p>206304257135</text:p>
          </table:table-cell>
          <table:table-cell table:formula="of:=([.A55]/[.B55])*100" office:value-type="float" office:value="0.26311412257712" calcext:value-type="float">
            <text:p>0,26311412257712</text:p>
          </table:table-cell>
          <table:table-cell/>
          <table:table-cell office:value-type="float" office:value="543240246" calcext:value-type="float">
            <text:p>543240246</text:p>
          </table:table-cell>
          <table:table-cell office:value-type="float" office:value="206304359832" calcext:value-type="float">
            <text:p>206304359832</text:p>
          </table:table-cell>
          <table:table-cell table:formula="of:=([.E55]/[.F55])*100" office:value-type="float" office:value="0.263319808869952" calcext:value-type="float">
            <text:p>0,263319808869952</text:p>
          </table:table-cell>
          <table:table-cell/>
          <table:table-cell office:value-type="float" office:value="543012102" calcext:value-type="float">
            <text:p>543012102</text:p>
          </table:table-cell>
          <table:table-cell office:value-type="float" office:value="206304256150" calcext:value-type="float">
            <text:p>206304256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56]/[.F56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72667.459081</text:p>
          </table:table-cell>
          <table:table-cell table:number-columns-repeated="3"/>
          <table:table-cell office:value-type="string" calcext:value-type="string">
            <text:p>169010.360019</text:p>
          </table:table-cell>
          <table:table-cell/>
          <table:table-cell table:formula="of:=([.E57]/[.F5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67506.090988</text:p>
          </table:table-cell>
          <table:table-cell/>
        </table:table-row>
        <table:table-row table:style-name="ro1">
          <table:table-cell office:value-type="float" office:value="23275103080" calcext:value-type="float">
            <text:p>23275103080</text:p>
          </table:table-cell>
          <table:table-cell office:value-type="float" office:value="206308474870" calcext:value-type="float">
            <text:p>206308474870</text:p>
          </table:table-cell>
          <table:table-cell table:formula="of:=([.A58]/[.B58])*100" office:value-type="float" office:value="11.2816999372741" calcext:value-type="float">
            <text:p>11,2816999372741</text:p>
          </table:table-cell>
          <table:table-cell/>
          <table:table-cell office:value-type="float" office:value="23431107194" calcext:value-type="float">
            <text:p>23431107194</text:p>
          </table:table-cell>
          <table:table-cell office:value-type="float" office:value="206316508968" calcext:value-type="float">
            <text:p>206316508968</text:p>
          </table:table-cell>
          <table:table-cell table:formula="of:=([.E58]/[.F58])*100" office:value-type="float" office:value="11.3568745958348" calcext:value-type="float">
            <text:p>11,3568745958348</text:p>
          </table:table-cell>
          <table:table-cell/>
          <table:table-cell office:value-type="float" office:value="23193960003" calcext:value-type="float">
            <text:p>23193960003</text:p>
          </table:table-cell>
          <table:table-cell office:value-type="float" office:value="206316673555" calcext:value-type="float">
            <text:p>206316673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59]/[.F59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1143.687873</text:p>
          </table:table-cell>
          <table:table-cell table:number-columns-repeated="3"/>
          <table:table-cell office:value-type="string" calcext:value-type="string">
            <text:p>65259.685472</text:p>
          </table:table-cell>
          <table:table-cell/>
          <table:table-cell table:formula="of:=([.E60]/[.F60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61330.064577</text:p>
          </table:table-cell>
          <table:table-cell/>
        </table:table-row>
        <table:table-row table:style-name="ro1">
          <table:table-cell office:value-type="float" office:value="545764683" calcext:value-type="float">
            <text:p>545764683</text:p>
          </table:table-cell>
          <table:table-cell office:value-type="float" office:value="206350411778" calcext:value-type="float">
            <text:p>206350411778</text:p>
          </table:table-cell>
          <table:table-cell table:formula="of:=([.A61]/[.B61])*100" office:value-type="float" office:value="0.264484416724671" calcext:value-type="float">
            <text:p>0,264484416724671</text:p>
          </table:table-cell>
          <table:table-cell/>
          <table:table-cell office:value-type="float" office:value="546028426" calcext:value-type="float">
            <text:p>546028426</text:p>
          </table:table-cell>
          <table:table-cell office:value-type="float" office:value="206350720521" calcext:value-type="float">
            <text:p>206350720521</text:p>
          </table:table-cell>
          <table:table-cell table:formula="of:=([.E61]/[.F61])*100" office:value-type="float" office:value="0.264611833979243" calcext:value-type="float">
            <text:p>0,264611833979243</text:p>
          </table:table-cell>
          <table:table-cell/>
          <table:table-cell office:value-type="float" office:value="546522950" calcext:value-type="float">
            <text:p>546522950</text:p>
          </table:table-cell>
          <table:table-cell office:value-type="float" office:value="206351311689" calcext:value-type="float">
            <text:p>206351311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62]/[.F62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0600.702603</text:p>
          </table:table-cell>
          <table:table-cell table:number-columns-repeated="3"/>
          <table:table-cell office:value-type="string" calcext:value-type="string">
            <text:p>79125.801914</text:p>
          </table:table-cell>
          <table:table-cell/>
          <table:table-cell table:formula="of:=([.E63]/[.F63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3837.807401</text:p>
          </table:table-cell>
          <table:table-cell/>
        </table:table-row>
        <table:table-row table:style-name="ro1">
          <table:table-cell office:value-type="float" office:value="552786402" calcext:value-type="float">
            <text:p>552786402</text:p>
          </table:table-cell>
          <table:table-cell office:value-type="float" office:value="206442659694" calcext:value-type="float">
            <text:p>206442659694</text:p>
          </table:table-cell>
          <table:table-cell table:formula="of:=([.A64]/[.B64])*100" office:value-type="float" office:value="0.267767525771741" calcext:value-type="float">
            <text:p>0,267767525771741</text:p>
          </table:table-cell>
          <table:table-cell/>
          <table:table-cell office:value-type="float" office:value="552598038" calcext:value-type="float">
            <text:p>552598038</text:p>
          </table:table-cell>
          <table:table-cell office:value-type="float" office:value="206443763667" calcext:value-type="float">
            <text:p>206443763667</text:p>
          </table:table-cell>
          <table:table-cell table:formula="of:=([.E64]/[.F64])*100" office:value-type="float" office:value="0.267674851583968" calcext:value-type="float">
            <text:p>0,267674851583968</text:p>
          </table:table-cell>
          <table:table-cell/>
          <table:table-cell office:value-type="float" office:value="552795337" calcext:value-type="float">
            <text:p>552795337</text:p>
          </table:table-cell>
          <table:table-cell office:value-type="float" office:value="206443487230" calcext:value-type="float">
            <text:p>206443487230</text:p>
          </table:table-cell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22:49:49.749875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17:39.233084831</dc:date>
    <meta:editing-duration>PT4M28S</meta:editing-duration>
    <meta:editing-cycles>2</meta:editing-cycles>
    <meta:generator>LibreOffice/6.0.7.3$Linux_X86_64 LibreOffice_project/00m0$Build-3</meta:generator>
    <meta:document-statistic meta:table-count="1" meta:cell-count="333" meta:object-count="0"/>
  </office:meta>
</office:document-meta>
</file>